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BC000002803B233BF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13cm" svg:x="1.001cm" svg:y="1cm">
          <draw:image xlink:href="Pictures/10000000000003BC000002803B233BF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12T08:02:47</meta:creation-date>
    <dc:date>2015-04-29T09:58:54</dc:date>
    <meta:editing-duration>PT00H22M25S</meta:editing-duration>
    <meta:editing-cycles>9</meta:editing-cycles>
    <meta:generator>NeoOffice/3.4.1$Unix OpenOffice.org_project/Patch 14</meta:generator>
    <meta:document-statistic meta:object-count="1"/>
  </office:meta>
</office:document-meta>
</file>